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66cm" fo:min-width="1.53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0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2.515cm"/>
    </style:style>
    <style:style style:name="gr7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0.766cm" fo:min-width="1.532cm"/>
    </style:style>
    <style:style style:name="gr8" style:family="graphic" style:parent-style-name="objectwithoutfill">
      <style:graphic-properties draw:stroke="dash" draw:stroke-dash="Fine_20_Dashed" svg:stroke-color="#ff3333"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svg:stroke-color="#ff3333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4.199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87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5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2.072cm" style:use-optimal-column-width="false"/>
    </style:style>
    <style:style style:name="co2" style:family="table-column">
      <style:table-column-properties style:column-width="2.071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1.362cm"/>
    </style:style>
    <style:style style:name="ce1" style:family="table-cell">
      <loext:graphic-properties draw:textarea-vertical-align="middle"/>
      <style:paragraph-properties fo:text-align="center"/>
      <style:text-properties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6" style:family="paragraph">
      <loext:graphic-properties draw:fill-color="#ffffff"/>
      <style:paragraph-properties fo:text-align="center"/>
      <style:text-properties fo:color="#ff3333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cc9900" fo:font-style="italic" style:font-style-asian="italic" style:font-style-complex="italic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-color="#ffffff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194cm" svg:y1="5.164cm" svg:x2="15.37cm" svg:y2="5.164cm">
          <text:p/>
        </draw:line>
        <draw:line draw:style-name="gr1" draw:text-style-name="P1" draw:layer="layout" svg:x1="4.194cm" svg:y1="8.564cm" svg:x2="15.37cm" svg:y2="8.564cm">
          <text:p/>
        </draw:line>
        <draw:custom-shape draw:style-name="gr2" draw:text-style-name="P3" draw:layer="layout" svg:width="2.032cm" svg:height="1.016cm" svg:x="10.29cm" svg:y="2.07cm">
          <text:p text:style-name="P2">MF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1.016cm" svg:x="8.09cm" svg:y="3.424cm">
          <text:p text:style-name="P2">MF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1.016cm" svg:x="12.59cm" svg:y="3.424cm">
          <text:p text:style-name="P2">MFN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29cm" svg:y1="2.578cm" svg:x2="9.02cm" svg:y2="3.424cm">
          <text:p/>
        </draw:line>
        <draw:line draw:style-name="gr3" draw:text-style-name="P1" draw:layer="layout" svg:x1="12.322cm" svg:y1="2.578cm" svg:x2="13.846cm" svg:y2="3.424cm">
          <text:p/>
        </draw:line>
        <draw:frame draw:style-name="gr4" draw:text-style-name="P4" draw:layer="layout" svg:width="2.585cm" svg:height="0.763cm" svg:x="2.371cm" svg:y="4.101cm">
          <draw:text-box>
            <text:p><text:span text:style-name="T1">Guest OS</text:span></text:p>
          </draw:text-box>
        </draw:frame>
        <draw:frame draw:style-name="gr5" draw:text-style-name="P5" draw:layer="layout" svg:width="2.89cm" svg:height="1.275cm" svg:x="2.066cm" svg:y="7.107cm">
          <draw:text-box>
            <text:p text:style-name="P2"><text:span text:style-name="T1">Xen </text:span></text:p>
            <text:p text:style-name="P2"><text:span text:style-name="T1">Hypervisor</text:span></text:p>
          </draw:text-box>
        </draw:frame>
        <draw:custom-shape draw:style-name="gr6" draw:text-style-name="P2" draw:layer="layout" svg:width="3.445cm" svg:height="0.293cm" draw:transform="rotate (-0.291295452157853) translate (5.418cm 2.03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2.032cm" svg:height="1.016cm" svg:x="10.544cm" svg:y="9.124cm">
          <text:p text:style-name="P2">MF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1.016cm" svg:x="12.044cm" svg:y="9.524cm">
          <text:p text:style-name="P2">MF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1.016cm" svg:x="11.244cm" svg:y="10.024cm">
          <text:p text:style-name="P2">MFN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032cm" svg:height="1.016cm" svg:x="5.344cm" svg:y="9.324cm">
          <text:p text:style-name="P2"><text:span text:style-name="T2">MMU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903cm" svg:y1="5.164cm" svg:x2="32.079cm" svg:y2="5.164cm">
          <text:p/>
        </draw:line>
        <draw:line draw:style-name="gr1" draw:text-style-name="P1" draw:layer="layout" svg:x1="20.903cm" svg:y1="8.564cm" svg:x2="32.079cm" svg:y2="8.564cm">
          <text:p/>
        </draw:line>
        <draw:custom-shape draw:style-name="gr2" draw:text-style-name="P3" draw:layer="layout" svg:width="2.032cm" svg:height="1.016cm" svg:x="26.999cm" svg:y="2.07cm">
          <text:p text:style-name="P2">PF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1.016cm" svg:x="24.799cm" svg:y="3.424cm">
          <text:p text:style-name="P2">PF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1.016cm" svg:x="29.299cm" svg:y="3.424cm">
          <text:p text:style-name="P2">PFN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6.999cm" svg:y1="2.578cm" svg:x2="25.729cm" svg:y2="3.424cm">
          <text:p/>
        </draw:line>
        <draw:line draw:style-name="gr3" draw:text-style-name="P1" draw:layer="layout" svg:x1="29.031cm" svg:y1="2.578cm" svg:x2="30.555cm" svg:y2="3.424cm">
          <text:p/>
        </draw:line>
        <draw:frame draw:style-name="gr4" draw:text-style-name="P4" draw:layer="layout" svg:width="2.585cm" svg:height="0.763cm" svg:x="19.08cm" svg:y="4.101cm">
          <draw:text-box>
            <text:p><text:span text:style-name="T1">Guest OS</text:span></text:p>
          </draw:text-box>
        </draw:frame>
        <draw:frame draw:style-name="gr5" draw:text-style-name="P5" draw:layer="layout" svg:width="2.89cm" svg:height="1.275cm" svg:x="18.775cm" svg:y="7.107cm">
          <draw:text-box>
            <text:p text:style-name="P2"><text:span text:style-name="T1">Xen </text:span></text:p>
            <text:p text:style-name="P2"><text:span text:style-name="T1">Hypervisor</text:span></text:p>
          </draw:text-box>
        </draw:frame>
        <draw:custom-shape draw:style-name="gr2" draw:text-style-name="P3" draw:layer="layout" svg:width="2.032cm" svg:height="1.016cm" svg:x="27.253cm" svg:y="9.124cm">
          <text:p text:style-name="P2">MF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1.016cm" svg:x="28.753cm" svg:y="9.524cm">
          <text:p text:style-name="P2">MF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1.016cm" svg:x="27.953cm" svg:y="10.024cm">
          <text:p text:style-name="P2">MFN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032cm" svg:height="1.016cm" svg:x="22.053cm" svg:y="9.324cm">
          <text:p text:style-name="P2"><text:span text:style-name="T2">MMU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032cm" svg:height="1.016cm" svg:x="26.999cm" svg:y="5.87cm">
          <text:p text:style-name="P2">PFN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032cm" svg:height="1.016cm" svg:x="24.799cm" svg:y="7.224cm">
          <text:p text:style-name="P2">PFN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032cm" svg:height="1.016cm" svg:x="29.299cm" svg:y="7.224cm">
          <text:p text:style-name="P2">PFN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6.999cm" svg:y1="6.378cm" svg:x2="25.729cm" svg:y2="7.224cm">
          <text:p/>
        </draw:line>
        <draw:line draw:style-name="gr3" draw:text-style-name="P1" draw:layer="layout" svg:x1="29.031cm" svg:y1="6.378cm" svg:x2="30.555cm" svg:y2="7.224cm">
          <text:p/>
        </draw:line>
        <draw:line draw:style-name="gr8" draw:text-style-name="P1" draw:layer="layout" svg:x1="11.306cm" svg:y1="3.086cm" svg:x2="6.734cm" svg:y2="9.324cm">
          <text:p/>
        </draw:line>
        <draw:line draw:style-name="gr8" draw:text-style-name="P1" draw:layer="layout" svg:x1="22.736cm" svg:y1="6.35cm" svg:x2="22.736cm" svg:y2="9.324cm">
          <text:p/>
        </draw:line>
        <draw:line draw:style-name="gr9" draw:text-style-name="P1" draw:layer="layout" svg:x1="22.736cm" svg:y1="6.35cm" svg:x2="26.999cm" svg:y2="6.378cm">
          <text:p/>
        </draw:line>
        <draw:custom-shape draw:style-name="gr10" draw:text-style-name="P2" draw:layer="layout" svg:width="0.254cm" svg:height="5.084cm" svg:x="13.338cm" svg:y="4.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0.254cm" svg:height="1.285cm" svg:x="30.139cm" svg:y="8.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7" draw:layer="layout" svg:width="11.454cm" svg:height="0.962cm" svg:x="3.178cm" svg:y="11.43cm">
          <draw:text-box>
            <text:p><text:span text:style-name="T3">Direct Paging (MMU Paravirtualization)</text:span></text:p>
          </draw:text-box>
        </draw:frame>
        <draw:frame draw:style-name="gr13" draw:text-style-name="P7" draw:layer="layout" svg:width="6.145cm" svg:height="0.962cm" svg:x="23.278cm" svg:y="11.43cm">
          <draw:text-box>
            <text:p><text:span text:style-name="T3">Shadow Page Table</text:span></text:p>
          </draw:text-box>
        </draw:frame>
        <draw:frame draw:style-name="standard" draw:layer="layout" svg:width="4.142cm" svg:height="2.177cm" svg:x="0.923cm" svg:y="0.34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4">PFN</text:span></text:p>
              </table:table-cell>
              <table:table-cell>
                <text:p text:style-name="P2"><text:span text:style-name="T4">MFN</text:span></text:p>
              </table:table-cell>
            </table:table-row>
            <table:table-row table:style-name="ro2" table:default-cell-style-name="ce2">
              <table:table-cell table:number-columns-spanned="2">
                <text:p text:style-name="P2"><text:span text:style-name="T5">… </text:span><text:span text:style-name="T5">...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14" draw:text-style-name="P8" draw:layer="layout" svg:width="5.842cm" svg:height="1.275cm" svg:x="5.065cm" svg:y="0.249cm">
          <draw:text-box>
            <text:p><text:span text:style-name="T6">P2m Table is mapped to guest by hypervisor</text:span></text:p>
          </draw:text-box>
        </draw:frame>
        <draw:frame draw:style-name="gr15" draw:text-style-name="P10" draw:layer="layout" svg:width="3.601cm" svg:height="0.806cm" svg:x="29.21cm" svg:y="5.588cm">
          <draw:text-box>
            <text:p text:style-name="P9"><text:span text:style-name="T4">Shadow Table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4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79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18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213cm" svg:x="1cm" svg:y="4.666cm"/>
      <draw:page-thumbnail draw:layer="backgroundobjects" svg:width="8.999cm" svg:height="3.213cm" svg:x="1cm" svg:y="13.242cm"/>
      <draw:page-thumbnail draw:layer="backgroundobjects" svg:width="8.999cm" svg:height="3.213cm" svg:x="1cm" svg:y="21.818cm"/>
      <draw:page-thumbnail draw:layer="backgroundobjects" svg:width="8.999cm" svg:height="3.213cm" svg:x="11cm" svg:y="4.666cm"/>
      <draw:page-thumbnail draw:layer="backgroundobjects" svg:width="8.999cm" svg:height="3.213cm" svg:x="11cm" svg:y="13.242cm"/>
      <draw:page-thumbnail draw:layer="backgroundobjects" svg:width="8.999cm" svg:height="3.213cm" svg:x="11cm" svg:y="21.818cm"/>
    </style:handout-master>
    <style:master-page style:name="Default" style:page-layout-name="PM1" draw:style-name="Mdp1">
      <draw:frame presentation:style-name="Default-title" draw:layer="backgroundobjects" svg:width="32.003cm" svg:height="2.121cm" svg:x="1.778cm" svg:y="0.505cm" presentation:class="title" presentation:placeholder="true">
        <draw:text-box/>
      </draw:frame>
      <draw:frame presentation:style-name="Default-outline1" draw:layer="backgroundobjects" svg:width="32.003cm" svg:height="7.366cm" svg:x="1.778cm" svg:y="2.971cm" presentation:class="outline" presentation:placeholder="true">
        <draw:text-box/>
      </draw:frame>
      <draw:frame presentation:style-name="Mpr1" draw:text-style-name="MP2" draw:layer="backgroundobjects" svg:width="8.285cm" svg:height="0.876cm" svg:x="1.778cm" svg:y="11.5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0.876cm" svg:x="12.16cm" svg:y="11.5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0.876cm" svg:x="25.495cm" svg:y="11.5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6-12-01T10:55:59.469896809</dc:date>
    <meta:editing-duration>PT3H21M58S</meta:editing-duration>
    <meta:editing-cycles>166</meta:editing-cycles>
    <meta:generator>LibreOffice/5.1.4.2$Linux_X86_64 LibreOffice_project/10m0$Build-2</meta:generator>
    <meta:document-statistic meta:object-count="65"/>
  </office:meta>
</office:document-meta>
</file>